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000000" draw:marker-start-width="0.457cm" draw:marker-end-width="0.457cm" draw:fill="none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9" style:family="graphic" style:parent-style-name="standard">
      <style:graphic-properties draw:stroke="solid" svg:stroke-width="0.102cm" svg:stroke-color="#00ff00" draw:marker-start-width="0.457cm" draw:marker-end-width="0.457cm" draw:fill="none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 style:list-style-name="L6">
      <style:graphic-properties draw:fill-color="#ffffff" draw:auto-grow-height="true" fo:min-height="14.267cm"/>
    </style:style>
    <style:style style:name="pr9" style:family="presentation" style:parent-style-name="Default-outline1" style:list-style-name="L6">
      <style:graphic-properties draw:fill-color="#ffffff" draw:auto-grow-height="true" fo:min-height="14.267cm"/>
    </style:style>
    <style:style style:name="pr10" style:family="presentation" style:parent-style-name="Default-outline1" style:list-style-name="L5">
      <style:graphic-properties draw:fill-color="#ffffff" draw:auto-grow-height="true" fo:min-height="14.267cm"/>
    </style:style>
    <style:style style:name="pr11" style:family="presentation" style:parent-style-name="Default-outline1" style:list-style-name="L7">
      <style:graphic-properties draw:fill-color="#ffffff" draw:auto-grow-height="true" fo:min-height="14.267cm"/>
    </style:style>
    <style:style style:name="pr12" style:family="presentation" style:parent-style-name="Default-outline1" style:list-style-name="L7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size="36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1.2cm" fo:margin-right="0cm" fo:text-indent="-0.9cm"/>
      <style:text-properties fo:font-size="20pt" fo:font-weight="bold"/>
    </style:style>
    <style:style style:name="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9" style:family="paragraph">
      <style:paragraph-properties text:enable-numbering="false" fo:margin-left="3.6cm" fo:margin-right="0cm" fo:text-indent="-0.6cm"/>
    </style:style>
    <style:style style:name="P10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11" style:family="paragraph">
      <style:paragraph-properties text:enable-numbering="false" fo:margin-left="1.2cm" fo:margin-right="0cm" fo:text-indent="-0.9cm"/>
      <style:text-properties fo:font-size="22pt" fo:font-weight="bold"/>
    </style:style>
    <style:style style:name="P12" style:family="paragraph">
      <style:paragraph-properties fo:margin-left="0cm" fo:margin-right="0cm" fo:text-indent="0cm"/>
      <style:text-properties fo:color="#23ff23" fo:font-size="20pt" fo:font-weight="bold"/>
    </style:style>
    <style:style style:name="P13" style:family="paragraph">
      <style:paragraph-properties fo:text-align="center"/>
    </style:style>
    <style:style style:name="P14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15" style:family="paragraph">
      <style:paragraph-properties text:enable-numbering="true" fo:margin-left="1.2cm" fo:margin-right="0cm" fo:text-indent="-0.9cm"/>
    </style:style>
    <style:style style:name="P1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P17" style:family="paragraph">
      <style:paragraph-properties text:enable-numbering="false" fo:margin-left="2.4cm" fo:margin-right="0cm" fo:text-indent="-0.8cm"/>
      <style:text-properties fo:font-size="22pt" fo:font-weight="bold"/>
    </style:style>
    <style:style style:name="P18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36pt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ffff00" fo:font-size="20pt" fo:font-weight="bold"/>
    </style:style>
    <style:style style:name="T5" style:family="text">
      <style:text-properties fo:font-size="20pt" fo:font-weight="bold"/>
    </style:style>
    <style:style style:name="T6" style:family="text">
      <style:text-properties fo:color="#ccccff" fo:font-size="20pt" fo:font-weight="bold"/>
    </style:style>
    <style:style style:name="T7" style:family="text">
      <style:text-properties fo:color="#23ff23" fo:font-size="20pt" fo:font-weight="bold"/>
    </style:style>
    <style:style style:name="T8" style:family="text">
      <style:text-properties fo:color="#ffff00" fo:font-weight="bold"/>
    </style:style>
    <style:style style:name="T9" style:family="text">
      <style:text-properties fo:color="#23ff23" fo:font-weight="bold"/>
    </style:style>
    <style:style style:name="T10" style:family="text">
      <style:text-properties fo:font-weight="bold"/>
    </style:style>
    <style:style style:name="T11" style:family="text">
      <style:text-properties fo:color="#ccccff" fo:font-weight="bold"/>
    </style:style>
    <style:style style:name="T12" style:family="text">
      <style:text-properties fo:color="#ccccff"/>
    </style:style>
    <style:style style:name="T13" style:family="text">
      <style:text-properties fo:color="#ffffff"/>
    </style:style>
    <style:style style:name="T14" style:family="text">
      <style:text-properties fo:color="#ff8080"/>
    </style:style>
    <style:style style:name="T15" style:family="text">
      <style:text-properties fo:color="#ff8080" fo:font-size="20pt" fo:font-weight="bold"/>
    </style:style>
    <style:style style:name="T16" style:family="text">
      <style:text-properties fo:color="#ffcc99" fo:font-size="22pt" fo:font-weight="bold"/>
    </style:style>
    <style:style style:name="T17" style:family="text">
      <style:text-properties fo:font-size="22pt" fo:font-weight="bold"/>
    </style:style>
    <style:style style:name="T18" style:family="text">
      <style:text-properties fo:color="#00ffff" fo:font-size="22pt" fo:font-weight="bold"/>
    </style:style>
    <style:style style:name="T19" style:family="text">
      <style:text-properties fo:color="#23ff23" fo:font-size="22pt" fo:font-weight="bold"/>
    </style:style>
    <style:style style:name="T20" style:family="text">
      <style:text-properties fo:color="#ccccff" fo:font-size="22pt" fo:font-weight="bold"/>
    </style:style>
    <style:style style:name="T21" style:family="text">
      <style:text-properties fo:color="#ff3366" fo:font-size="22pt" fo:font-weight="bold"/>
    </style:style>
    <style:style style:name="T22" style:family="text">
      <style:text-properties fo:color="#ffffff" fo:font-size="24pt" fo:font-weight="normal"/>
    </style:style>
    <style:style style:name="T23" style:family="text">
      <style:text-properties fo:color="#ff8080" fo:font-size="22pt" fo:font-weight="bold"/>
    </style:style>
    <style:style style:name="T24" style:family="text">
      <style:text-properties fo:color="#ffffff" fo:font-size="22pt" fo:font-weight="bold"/>
    </style:style>
    <style:style style:name="T25" style:family="text">
      <style:text-properties fo:color="#23ff23" fo:font-size="24pt" fo:font-weight="bold"/>
    </style:style>
    <style:style style:name="T26" style:family="text">
      <style:text-properties fo:color="#ff8080" fo:font-size="24pt" fo:font-weight="bold"/>
    </style:style>
    <style:style style:name="T27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 " style:num-format="1">
        <style:list-level-properties text:space-before="0.3cm" text:min-label-width="0.9cm"/>
        <style:text-properties fo:color="#ff9966" fo:font-size="100%"/>
      </text:list-level-style-number>
      <text:list-level-style-number text:level="2" style:num-suffix=") " style:num-format="1">
        <style:list-level-properties text:space-before="1.6cm" text:min-label-width="0.8cm"/>
        <style:text-properties fo:color="#9966cc" fo:font-size="100%"/>
      </text:list-level-style-number>
      <text:list-level-style-number text:level="3" style:num-suffix=") " style:num-format="1">
        <style:list-level-properties text:space-before="3cm" text:min-label-width="0.6cm"/>
        <style:text-properties fo:color="#33cc66" fo:font-size="100%"/>
      </text:list-level-style-number>
      <text:list-level-style-number text:level="4" style:num-suffix=")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 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space-before="1.6cm" text:min-label-width="0.8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Arrays and Lists</presentation:footer-decl>
      <presentation:footer-decl presentation:name="ftr2">CMPTxxxx</presentation:footer-decl>
      <presentation:date-time-decl presentation:name="dtd1" presentation:source="fixed">8 Oct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5.1-5.5: Arrays<text:line-break/>Py 10.1-10.7: List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8 Oct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178cm" svg:x="1cm" svg:y="0.337cm" presentation:class="title" presentation:user-transformed="true">
          <draw:text-box>
            <text:p text:style-name="P1"><text:span text:style-name="T1">What's on today</text:span>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Python <text:span text:style-name="T2">lists</text:span> vs. M2/C <text:span text:style-name="T2">arrays</text:span></text:p>
              </text:list-item>
              <text:list-item>
                <text:p text:style-name="P1">Lists as function <text:span text:style-name="T2">parameters</text:span></text:p>
              </text:list-item>
              <text:list-item>
                <text:p text:style-name="P1"><text:span text:style-name="T2">Multidimensional</text:span> arrays/lists</text:p>
              </text:list-item>
              <text:list-item>
                <text:p text:style-name="P1"><text:span text:style-name="T2">Python</text:span>-specific list operations</text:p>
                <text:list>
                  <text:list-item>
                    <text:p text:style-name="P1"><text:span text:style-name="T2">Membership</text:span> (<text:span text:style-name="T3">in</text:span>)</text:p>
                  </text:list-item>
                  <text:list-item>
                    <text:p text:style-name="P1"><text:span text:style-name="T2">Concatenate</text:span> (<text:span text:style-name="T3">+</text:span>), <text:span text:style-name="T2">repeat</text:span> (<text:span text:style-name="T3">*</text:span>)</text:p>
                  </text:list-item>
                  <text:list-item>
                    <text:p text:style-name="P1"><text:span text:style-name="T2">Delete</text:span> (<text:span text:style-name="T3">del</text:span>), <text:span text:style-name="T2">slice</text:span> (<text:span text:style-name="T3">[s:e]</text:span>)</text:p>
                  </text:list-item>
                  <text:list-item>
                    <text:p text:style-name="P1"><text:span text:style-name="T2">Aliasing</text:span> vs. <text:span text:style-name="T2">copying</text:span> lis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M2 type hierarchy (partial)</text:p>
          </draw:text-box>
        </draw:frame>
        <draw:frame presentation:style-name="pr5" draw:text-style-name="P6" draw:layer="layout" svg:width="25.199cm" svg:height="14.646cm" svg:x="1.4cm" svg:y="4.507cm" presentation:class="outline" presentation:user-transformed="true">
          <draw:text-box>
            <text:list text:style-name="L3">
              <text:list-item>
                <text:p text:style-name="P1"><text:span text:style-name="T4">Atomic</text:span><text:span text:style-name="T5"> types</text:span></text:p>
                <text:list>
                  <text:list-item>
                    <text:p text:style-name="P1"><text:span text:style-name="T5">Scalar types</text:span></text:p>
                    <text:list>
                      <text:list-item>
                        <text:p text:style-name="P1"><text:span text:style-name="T5">Real types (</text:span><text:span text:style-name="T6">REAL</text:span><text:span text:style-name="T5">, </text:span><text:span text:style-name="T6">LONGREAL</text:span><text:span text:style-name="T5">)</text:span></text:p>
                      </text:list-item>
                      <text:list-item>
                        <text:p text:style-name="P1"><text:span text:style-name="T5">Ordinal types (</text:span><text:span text:style-name="T6">CHAR</text:span><text:span text:style-name="T5">)</text:span></text:p>
                        <text:list>
                          <text:list-item>
                            <text:p text:style-name="P1"><text:span text:style-name="T5">Whole number types (</text:span><text:span text:style-name="T6">INTEGER</text:span><text:span text:style-name="T5">, </text:span><text:span text:style-name="T6">CARDINAL</text:span><text:span text:style-name="T5">)</text:span></text:p>
                          </text:list-item>
                          <text:list-item>
                            <text:p text:style-name="P1"><text:span text:style-name="T5">Enumerations (</text:span><text:span text:style-name="T6">§5.2.1</text:span><text:span text:style-name="T5">) (</text:span><text:span text:style-name="T6">BOOLEAN</text:span><text:span text:style-name="T5">)</text:span></text:p>
                          </text:list-item>
                          <text:list-item>
                            <text:p text:style-name="P1"><text:span text:style-name="T5">Subranges (</text:span><text:span text:style-name="T6">§5.2.2</text:span><text:span text:style-name="T5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5">Structured (</text:span><text:span text:style-name="T4">aggregate</text:span><text:span text:style-name="T5">) types</text:span></text:p>
                <text:list>
                  <text:list-item>
                    <text:p text:style-name="P1"><text:span text:style-name="T5">Arrays (</text:span><text:span text:style-name="T6">§5.3</text:span><text:span text:style-name="T5">)</text:span></text:p>
                    <text:list>
                      <text:list-item>
                        <text:p text:style-name="P1"><text:span text:style-name="T5">Strings (</text:span><text:span text:style-name="T6">§5.3.1</text:span><text:span text:style-name="T5">)</text:span></text:p>
                      </text:list-item>
                    </text:list>
                  </text:list-item>
                  <text:list-item>
                    <text:p text:style-name="P1"><text:span text:style-name="T5">Sets (</text:span><text:span text:style-name="T6">§9.2-9.6</text:span><text:span text:style-name="T5">)</text:span></text:p>
                  </text:list-item>
                  <text:list-item>
                    <text:p text:style-name="P1"><text:span text:style-name="T5">Records (</text:span><text:span text:style-name="T6">§9.7-9.12</text:span><text:span text:style-name="T5">)</text:span></text:p>
                  </text:list-item>
                </text:list>
              </text:list-item>
              <text:list-item>
                <text:p text:style-name="P1"><text:span text:style-name="T5">Also can have </text:span><text:span text:style-name="T4">user-defined</text:span><text:span text:style-name="T5"> typ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ython type hierarchy (partial)</text:p>
          </draw:text-box>
        </draw:frame>
        <draw:frame presentation:style-name="pr5" draw:text-style-name="P6" draw:layer="layout" svg:width="25.199cm" svg:height="14.946cm" svg:x="1.4cm" svg:y="4.507cm" presentation:class="outline" presentation:user-transformed="true">
          <draw:text-box>
            <text:list text:style-name="L3">
              <text:list-item>
                <text:p text:style-name="P1"><text:span text:style-name="T4">Atomic</text:span><text:span text:style-name="T5"> types</text:span></text:p>
                <text:list>
                  <text:list-item>
                    <text:p text:style-name="P1"><text:span text:style-name="T5">Numbers</text:span></text:p>
                    <text:list>
                      <text:list-item>
                        <text:p text:style-name="P1"><text:span text:style-name="T5">Integers (</text:span><text:span text:style-name="T6">int</text:span><text:span text:style-name="T5">, </text:span><text:span text:style-name="T6">long, bool</text:span><text:span text:style-name="T5">): </text:span><text:span text:style-name="T7">5</text:span><text:span text:style-name="T5">, </text:span><text:span text:style-name="T7">500000L</text:span><text:span text:style-name="T5">, </text:span><text:span text:style-name="T7">True</text:span></text:p>
                      </text:list-item>
                      <text:list-item>
                        <text:p text:style-name="P1"><text:span text:style-name="T5">Reals (</text:span><text:span text:style-name="T6">float</text:span><text:span text:style-name="T5">) (only double-precision): </text:span><text:span text:style-name="T7">5.0</text:span></text:p>
                      </text:list-item>
                      <text:list-item>
                        <text:p text:style-name="P1"><text:span text:style-name="T5">Complex numbers (</text:span><text:span text:style-name="T6">complex</text:span><text:span text:style-name="T5">): </text:span><text:span text:style-name="T7">5+2j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5">Container (</text:span><text:span text:style-name="T4">aggregate</text:span><text:span text:style-name="T5">) types</text:span></text:p>
                <text:list>
                  <text:list-item>
                    <text:p text:style-name="P1"><text:span text:style-name="T5">Immutable sequences</text:span></text:p>
                    <text:list>
                      <text:list-item>
                        <text:p text:style-name="P1"><text:span text:style-name="T5">Strings (</text:span><text:span text:style-name="T6">str</text:span><text:span text:style-name="T5">): </text:span><text:span text:style-name="T7">"Hello"</text:span></text:p>
                      </text:list-item>
                      <text:list-item>
                        <text:p text:style-name="P1"><text:span text:style-name="T5">Tuples (</text:span><text:span text:style-name="T6">tuple</text:span><text:span text:style-name="T5">):</text:span><text:span text:style-name="T5"><text:tab/></text:span><text:span text:style-name="T7">(2, 5.0, "hi")</text:span></text:p>
                      </text:list-item>
                    </text:list>
                  </text:list-item>
                  <text:list-item>
                    <text:p text:style-name="P1"><text:span text:style-name="T5">Mutable sequences</text:span></text:p>
                    <text:list>
                      <text:list-item>
                        <text:p text:style-name="P1"><text:span text:style-name="T5">Lists (</text:span><text:span text:style-name="T6">list</text:span><text:span text:style-name="T5">):</text:span><text:span text:style-name="T5"><text:tab/></text:span><text:span text:style-name="T5"><text:tab/></text:span><text:span text:style-name="T7">[2, 5.0, "hi"]</text:span></text:p>
                      </text:list-item>
                    </text:list>
                  </text:list-item>
                  <text:list-item>
                    <text:p text:style-name="P1"><text:span text:style-name="T5">Mappings</text:span></text:p>
                    <text:list>
                      <text:list-item>
                        <text:p text:style-name="P1"><text:span text:style-name="T5">Dictionaries (</text:span><text:span text:style-name="T6">dict</text:span><text:span text:style-name="T5">):</text:span><text:span text:style-name="T5"><text:tab/></text:span><text:span text:style-name="T7">{"apple": 5, "orange": 8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numeration types in M2 / C</text:p>
          </draw:text-box>
        </draw:frame>
        <draw:frame presentation:style-name="pr8" draw:text-style-name="P9" draw:layer="layout" svg:width="25.199cm" svg:height="15.076cm" svg:x="1.4cm" svg:y="4.507cm" presentation:class="outline" presentation:user-transformed="true">
          <draw:text-box>
            <text:p text:style-name="P7"><text:span text:style-name="T8">TYPE</text:span></text:p>
            <text:p text:style-name="P8"><text:span text:style-name="T9">DayName</text:span><text:span text:style-name="T10"> = (Sun, Mon, Tue, Wed, Thu, Fri, Sat);</text:span></text:p>
            <text:p text:style-name="P7"><text:span text:style-name="T11">VAR</text:span></text:p>
            <text:p text:style-name="P8"><text:span text:style-name="T10">today : </text:span><text:span text:style-name="T9">DayName</text:span><text:span text:style-name="T10">;</text:span></text:p>
            <text:p text:style-name="P7"><text:span text:style-name="T11">BEGIN</text:span></text:p>
            <text:p text:style-name="P8"><text:span text:style-name="T10">today := Mon;</text:span></text:p>
            <text:list text:style-name="L3">
              <text:list-item>
                <text:p text:style-name="P1">We could have used <text:span text:style-name="T12">CARDINAL</text:span>s instead<text:line-break/>(indeed, the underlying implementation does)</text:p>
                <text:list>
                  <text:list-item>
                    <text:p text:style-name="P1">But the logical semantic of today's type is a <text:span text:style-name="T3">DayName</text:span> type, not a <text:span text:style-name="T12">CARDINAL</text:span></text:p>
                  </text:list-item>
                </text:list>
              </text:list-item>
              <text:list-item>
                <text:p text:style-name="P1"><text:span text:style-name="T13">Can be thought of as Sun=0, Mon=1, Tue=2, ...</text:span></text:p>
              </text:list-item>
              <text:list-item>
                <text:p text:style-name="P1"><text:span text:style-name="T13">No explicit enumeration scheme in Pyth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sts in Python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Python doesn't have a built-in type exactly like arrays, but it does have <text:span text:style-name="T2">lists</text:span>:</text:p>
              </text:list-item>
            </text:list>
            <text:p text:style-name="P7"><text:span text:style-name="T3">nelliesWages = [0.0, 25.75, 0.0, 0.0, 0.0]</text:span></text:p>
            <text:p text:style-name="P7"><text:span text:style-name="T3">nelliesWages[1]</text:span><text:span text:style-name="T3"><text:tab/></text:span><text:tab/><text:tab/><text:tab/><text:span text:style-name="T14"># returns 25.75</text:span></text:p>
            <text:list text:continue-numbering="true" text:style-name="L3">
              <text:list-item>
                <text:p text:style-name="P1">Under the covers, Python often <text:span text:style-name="T2">implements</text:span> lists using arrays, but lists are more <text:span text:style-name="T2">powerful</text:span>:</text:p>
                <text:list>
                  <text:list-item>
                    <text:p text:style-name="P1">Can change <text:span text:style-name="T2">length</text:span> dynamically</text:p>
                  </text:list-item>
                  <text:list-item>
                    <text:p text:style-name="P1">Can store items of different <text:span text:style-name="T2">type</text:span></text:p>
                  </text:list-item>
                  <text:list-item>
                    <text:p text:style-name="P1">Can <text:span text:style-name="T2">delete</text:span>/<text:span text:style-name="T2">insert</text:span> items mid-list</text:p>
                  </text:list-item>
                </text:list>
              </text:list-item>
              <text:list-item>
                <text:p text:style-name="P1">For now, we'll treat Python lists as <text:span text:style-name="T2">array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list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We know one way to generate a list: <text:span text:style-name="T3">range()</text:span></text:p>
              </text:list-item>
            </text:list>
            <text:p text:style-name="P7"><text:span text:style-name="T7">range(10)</text:span><text:span text:style-name="T5"><text:tab/></text:span><text:span text:style-name="T5"><text:tab/></text:span><text:span text:style-name="T15"># returns [0, 1, 2, 3, 4, 5, 6, 7, 8, 9]</text:span></text:p>
            <text:list text:continue-numbering="true" text:style-name="L3">
              <text:list-item>
                <text:p text:style-name="P1">Or create directly in square <text:span text:style-name="T2">brackets</text:span>:</text:p>
              </text:list-item>
            </text:list>
            <text:p text:style-name="P7"><text:span text:style-name="T7">myApples = ["Fuji", "Gala", "Red Delicious"]</text:span></text:p>
            <text:list text:continue-numbering="true" text:style-name="L3">
              <text:list-item>
                <text:p text:style-name="P1">We can <text:span text:style-name="T2">iterate</text:span> through a list:</text:p>
              </text:list-item>
            </text:list>
            <text:p text:style-name="P7"><text:span text:style-name="T7">for idx in range(len(myApples)):</text:span></text:p>
            <text:p text:style-name="P8"><text:span text:style-name="T7">print "I like", myApples[idx], "apples!"</text:span></text:p>
            <text:list text:continue-numbering="true" text:style-name="L3">
              <text:list-item>
                <text:p text:style-name="P1">Even easier:</text:p>
              </text:list-item>
            </text:list>
            <text:p text:style-name="P7"><text:span text:style-name="T7">for apple in myApples:</text:span></text:p>
            <text:p text:style-name="P8"><text:span text:style-name="T7">print "I like", apple, "apples!"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sts as parameters</text:p>
          </draw:text-box>
        </draw:frame>
        <draw:frame presentation:style-name="pr5" draw:text-style-name="P11" draw:layer="layout" svg:width="25.199cm" svg:height="15.197cm" svg:x="1.4cm" svg:y="4.507cm" presentation:class="outline" presentation:user-transformed="true">
          <draw:text-box>
            <text:p text:style-name="P7"><text:span text:style-name="T16">def</text:span><text:span text:style-name="T17"> </text:span><text:span text:style-name="T18">average</text:span><text:span text:style-name="T17">(vec):</text:span></text:p>
            <text:p text:style-name="P8"><text:span text:style-name="T19">"""Return the average of the vector's values.</text:span></text:p>
            <text:p text:style-name="P8"><text:span text:style-name="T19">pre: vec should have scalar values (float, int) and not be empty.</text:span></text:p>
            <text:p text:style-name="P8"><text:span text:style-name="T19">"""</text:span></text:p>
            <text:p text:style-name="P8"><text:span text:style-name="T20">sum</text:span><text:span text:style-name="T17"> = 0</text:span></text:p>
            <text:p text:style-name="P8"><text:span text:style-name="T16">for</text:span><text:span text:style-name="T17"> elt </text:span><text:span text:style-name="T16">in</text:span><text:span text:style-name="T17"> vec:</text:span></text:p>
            <text:p text:style-name="P10"><text:span text:style-name="T20">sum</text:span><text:span text:style-name="T17"> += elt</text:span></text:p>
            <text:p text:style-name="P8"><text:span text:style-name="T16">return</text:span><text:span text:style-name="T17"> </text:span><text:span text:style-name="T20">sum</text:span><text:span text:style-name="T17"> / </text:span><text:span text:style-name="T20">len</text:span><text:span text:style-name="T17">(vec)</text:span></text:p>
            <text:p text:style-name="P8"><text:span text:style-name="T17"/></text:p>
            <text:p text:style-name="P7"><text:span text:style-name="T17">myList = </text:span><text:span text:style-name="T20">range</text:span><text:span text:style-name="T17">(9)</text:span></text:p>
            <text:p text:style-name="P7"><text:span text:style-name="T16">print</text:span><text:span text:style-name="T17"> average(myList)</text:span><text:span text:style-name="T17"><text:tab/></text:span><text:span text:style-name="T17"><text:tab/></text:span><text:span text:style-name="T17"><text:tab/></text:span><text:span text:style-name="T17"><text:tab/></text:span><text:span text:style-name="T21"># prints 4</text:span></text:p>
            <text:list text:style-name="L3">
              <text:list-item>
                <text:p text:style-name="P1"><text:span text:style-name="T22">What happens when we pass an empty array? <text:s/>An atomic value?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ype-checking list parameters</text:p>
          </draw:text-box>
        </draw:frame>
        <draw:frame presentation:style-name="pr5" draw:text-style-name="P4" draw:layer="layout" svg:width="25.199cm" svg:height="15.097cm" svg:x="1.4cm" svg:y="4.507cm" presentation:class="outline" presentation:user-transformed="true">
          <draw:text-box>
            <text:list text:style-name="L3">
              <text:list-item>
                <text:p text:style-name="P1">Since Python is <text:span text:style-name="T2">dynamically</text:span>-typed, the function definition doesn't specify what <text:span text:style-name="T2">type</text:span> the parameter is, or even that it needs to be a <text:span text:style-name="T2">list</text:span></text:p>
                <text:list>
                  <text:list-item>
                    <text:p text:style-name="P1">Easy way out: state expected type in <text:span text:style-name="T2">precondition</text:span></text:p>
                  </text:list-item>
                  <text:list-item>
                    <text:p text:style-name="P1">Or do <text:span text:style-name="T2">type checking</text:span> in the function:</text:p>
                  </text:list-item>
                </text:list>
              </text:list-item>
            </text:list>
            <text:p text:style-name="P7"><text:span text:style-name="T7">if type(vec) != type([]):</text:span></text:p>
            <text:p text:style-name="P8"><text:span text:style-name="T7">print "Need to pass this function a list!"</text:span></text:p>
            <text:p text:style-name="P8"><text:span text:style-name="T7">return</text:span></text:p>
            <text:list text:continue-numbering="true" text:style-name="L3">
              <text:list-item>
                <text:list>
                  <text:list-item>
                    <text:p text:style-name="P1">May also want to check for <text:span text:style-name="T2">empty</text:span> lists:</text:p>
                  </text:list-item>
                </text:list>
              </text:list-item>
            </text:list>
            <text:p text:style-name="P7"><text:span text:style-name="T7">if len(vec) == 0:</text:span></text:p>
            <text:list text:continue-numbering="true" text:style-name="L3">
              <text:list-item>
                <text:p text:style-name="P1"><text:span text:style-name="T3">for, len()</text:span>, etc. don't work on <text:span text:style-name="T2">atomic</text:span> typ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rray parameters in M2/C/etc.</text:p>
          </draw:text-box>
        </draw:frame>
        <draw:frame presentation:style-name="pr5" draw:text-style-name="P4" draw:layer="layout" svg:width="25.199cm" svg:height="14.407cm" svg:x="1.4cm" svg:y="4.507cm" presentation:class="outline" presentation:user-transformed="true">
          <draw:text-box>
            <text:list text:style-name="L3">
              <text:list-item>
                <text:p text:style-name="P1">In <text:span text:style-name="T2">statically</text:span>-typed languages like M2, C, etc., the procedure declaration needs to specify that the parameter is an <text:span text:style-name="T2">array</text:span>, and the <text:span text:style-name="T2">type</text:span> of its elements:</text:p>
                <text:list>
                  <text:list-item>
                    <text:p text:style-name="P1"><text:span text:style-name="T2">M2</text:span>:</text:p>
                  </text:list-item>
                </text:list>
              </text:list-item>
            </text:list>
            <text:p text:style-name="P7"><text:span text:style-name="T3">PROCEDURE Average(myList: ARRAY of REAL) : REAL;</text:span></text:p>
            <text:list text:continue-numbering="true" text:style-name="L3">
              <text:list-item>
                <text:list>
                  <text:list-item>
                    <text:p text:style-name="P1"><text:span text:style-name="T2">C</text:span>:</text:p>
                  </text:list-item>
                </text:list>
              </text:list-item>
            </text:list>
            <text:p text:style-name="P7"><text:span text:style-name="T3">float average(float* myList, unsigned int len) {</text:span></text:p>
            <text:list text:continue-numbering="true" text:style-name="L3">
              <text:list-item>
                <text:p text:style-name="P1">In M2, <text:span text:style-name="T3">HIGH(myList)</text:span> gets the <text:span text:style-name="T2">length</text:span></text:p>
              </text:list-item>
              <text:list-item>
                <text:p text:style-name="P1">In C, length is <text:span text:style-name="T2">unknown</text:span> (pass in separately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ultidimensional array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Multidimensional</text:span> arrays are simply arrays of arrays:</text:p>
              </text:list-item>
            </text:list>
            <text:p text:style-name="P7"><text:span text:style-name="T19">myMatrix = [ [0.0, 0.1, 0.2, 0.3],</text:span></text:p>
            <text:p text:style-name="P7"><text:span text:style-name="T19"><text:tab/></text:span><text:span text:style-name="T19"><text:tab/></text:span><text:span text:style-name="T19"><text:tab/></text:span><text:span text:style-name="T19"><text:tab/></text:span><text:span text:style-name="T19">[1.0, 1.1, 1.2, 1.3],</text:span></text:p>
            <text:p text:style-name="P7"><text:span text:style-name="T19"><text:tab/></text:span><text:span text:style-name="T19"><text:tab/></text:span><text:span text:style-name="T19"><text:tab/></text:span><text:span text:style-name="T19"><text:tab/></text:span><text:span text:style-name="T19">[2,0, 2.1, 2.2, 2.3] ]</text:span></text:p>
            <text:list text:continue-numbering="true" text:style-name="L3">
              <text:list-item>
                <text:p text:style-name="P1"><text:span text:style-name="T2">Accessing</text:span>:</text:p>
              </text:list-item>
            </text:list>
            <text:p text:style-name="P7"><text:span text:style-name="T19">myMatrix[1][2] = 1.2</text:span></text:p>
            <text:list text:continue-numbering="true" text:style-name="L3">
              <text:list-item>
                <text:p text:style-name="P1"><text:span text:style-name="T2">Row-major</text:span> convention:</text:p>
              </text:list-item>
            </text:list>
          </draw:text-box>
        </draw:frame>
        <draw:frame draw:style-name="gr2" draw:id="id2" draw:layer="layout" svg:width="7.411cm" svg:height="3.404cm" svg:x="14.549cm" svg:y="15.0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2" draw:id="id1" draw:layer="layout" svg:width="5.4cm" svg:height="1.072cm" svg:x="22.761cm" svg:y="13.928cm">
          <draw:text-box>
            <text:p text:style-name="P1"><text:span text:style-name="T7">myMatrix[1]</text:span></text:p>
          </draw:text-box>
        </draw:frame>
        <draw:connector draw:style-name="gr4" draw:text-style-name="P13" draw:layer="layout" draw:type="line" svg:x1="22.761cm" svg:y1="14.464cm" svg:x2="21.96cm" svg:y2="16.707cm" draw:start-shape="id1" draw:start-glue-point="3" draw:end-shape="id2" draw:end-glue-point="1" svg:d="m22761 14464-801 2243">
          <text:p/>
        </draw:connector>
        <draw:ellipse draw:style-name="gr5" draw:text-style-name="P13" draw:id="id4" draw:layer="layout" svg:width="1.905cm" svg:height="1.27cm" svg:x="18.215cm" svg:y="16.175cm">
          <text:p text:style-name="P1"/>
        </draw:ellipse>
        <draw:connector draw:style-name="gr6" draw:text-style-name="P13" draw:id="id7" draw:layer="layout" draw:type="curve" svg:x1="13.97cm" svg:y1="12.7cm" svg:x2="19.167cm" svg:y2="16.175cm" draw:start-shape="id3" draw:start-glue-point="1" draw:end-shape="id4" draw:end-glue-point="0" svg:d="m13970 12700c3465 0 5197 1158 5197 3475">
          <text:p text:style-name="P1"/>
        </draw:connector>
        <draw:ellipse draw:style-name="gr7" draw:text-style-name="P13" draw:id="id3" draw:layer="layout" svg:width="1.905cm" svg:height="1.27cm" svg:x="12.065cm" svg:y="12.065cm">
          <text:p text:style-name="P1"/>
        </draw:ellipse>
        <draw:ellipse draw:style-name="gr5" draw:text-style-name="P13" draw:id="id5" draw:layer="layout" svg:width="8.888cm" svg:height="1.27cm" svg:x="13.972cm" svg:y="16.175cm">
          <text:p text:style-name="P1"/>
        </draw:ellipse>
        <draw:connector draw:style-name="gr6" draw:text-style-name="P13" draw:id="id6" draw:layer="layout" draw:type="curve" svg:x1="25.461cm" svg:y1="15cm" svg:x2="22.86cm" svg:y2="16.81cm" draw:start-shape="id1" draw:start-glue-point="2" draw:end-shape="id5" draw:end-glue-point="1" svg:d="m25461 15000c0 1207-867 1810-2601 1810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2cm" presentation:class="title">
          <draw:text-box>
            <text:p text:style-name="P1">Iterating through multidim arrays</text:p>
          </draw:text-box>
        </draw:frame>
        <draw:frame presentation:style-name="pr9" draw:text-style-name="P9" draw:layer="layout" svg:width="25.199cm" svg:height="14.874cm" svg:x="1.4cm" svg:y="4.507cm" presentation:class="outline" presentation:user-transformed="true">
          <draw:text-box>
            <text:p text:style-name="P7"><text:span text:style-name="T23">def</text:span><text:span text:style-name="T24"> </text:span><text:span text:style-name="T18">matrix_average</text:span><text:span text:style-name="T24">(matrix):</text:span></text:p>
            <text:p text:style-name="P8"><text:span text:style-name="T19">"""Return the average value from the 2D matrix.</text:span></text:p>
            <text:p text:style-name="P8"><text:span text:style-name="T19">Pre: matrix must be a non-empty 2D array of scalar values."""</text:span></text:p>
            <text:p text:style-name="P8"><text:span text:style-name="T20">sum</text:span><text:span text:style-name="T24"> = 0</text:span></text:p>
            <text:p text:style-name="P8"><text:span text:style-name="T20">num_entries</text:span><text:span text:style-name="T24"> = 0</text:span></text:p>
            <text:p text:style-name="P8"><text:span text:style-name="T23">for</text:span><text:span text:style-name="T24"> </text:span><text:span text:style-name="T20">row</text:span><text:span text:style-name="T24"> in range(</text:span><text:span text:style-name="T23">len</text:span><text:span text:style-name="T24">(matrix)):</text:span></text:p>
            <text:p text:style-name="P10"><text:span text:style-name="T23">for</text:span><text:span text:style-name="T24"> </text:span><text:span text:style-name="T20">col</text:span><text:span text:style-name="T24"> in range(</text:span><text:span text:style-name="T23">len</text:span><text:span text:style-name="T24">(matrix[row])):</text:span></text:p>
            <text:p text:style-name="P14"><text:span text:style-name="T20">sum</text:span><text:span text:style-name="T24"> += matrix[</text:span><text:span text:style-name="T20">row</text:span><text:span text:style-name="T24">][</text:span><text:span text:style-name="T20">col</text:span><text:span text:style-name="T24">]</text:span></text:p>
            <text:p text:style-name="P10"><text:span text:style-name="T20">num_entries</text:span><text:span text:style-name="T24"> += </text:span><text:span text:style-name="T23">len</text:span><text:span text:style-name="T24">(matrix[row])</text:span></text:p>
            <text:p text:style-name="P8"><text:span text:style-name="T23">return</text:span><text:span text:style-name="T24"> </text:span><text:span text:style-name="T20">sum</text:span><text:span text:style-name="T24"> / </text:span><text:span text:style-name="T20">num_entries</text:span></text:p>
            <text:p text:style-name="P8"><text:span text:style-name="T19"/></text:p>
            <text:list text:style-name="L3">
              <text:list-item>
                <text:p text:style-name="P1">What if rows are not all equal length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List operations (Python)</text:p>
          </draw:text-box>
        </draw:frame>
        <draw:frame presentation:style-name="pr5" draw:text-style-name="P15" draw:layer="layout" svg:width="25.199cm" svg:height="15.332cm" svg:x="1.4cm" svg:y="4.507cm" presentation:class="outline" presentation:user-transformed="true">
          <draw:text-box>
            <text:p text:style-name="P7"><text:span text:style-name="T25">myApples = [ "Fuji", "Gala", "Red Delicious" ]</text:span></text:p>
            <text:list text:style-name="L3">
              <text:list-item>
                <text:p text:style-name="P1">Test for list <text:span text:style-name="T2">membership</text:span>:</text:p>
              </text:list-item>
            </text:list>
            <text:p text:style-name="P7"><text:span text:style-name="T25">if "Fuji" in myApples: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6"># True</text:span></text:p>
            <text:list text:continue-numbering="true" text:style-name="L3">
              <text:list-item>
                <text:p text:style-name="P1"><text:span text:style-name="T2">Concatenate</text:span>:</text:p>
              </text:list-item>
            </text:list>
            <text:p text:style-name="P7"><text:span text:style-name="T25">[ 'a', 'b', 'c' ] + [ 'd', 'e' ]</text:span><text:span text:style-name="T25"><text:tab/></text:span></text:p>
            <text:list text:continue-numbering="true" text:style-name="L3">
              <text:list-item>
                <text:p text:style-name="P1"><text:span text:style-name="T2">Repeat</text:span>:</text:p>
              </text:list-item>
            </text:list>
            <text:p text:style-name="P7"><text:span text:style-name="T25">[ 'a', 'b', 'c' ] * 2</text:span></text:p>
            <text:list text:continue-numbering="true" text:style-name="L3">
              <text:list-item>
                <text:p text:style-name="P1"><text:span text:style-name="T2">Modify</text:span> list entries (mutable):</text:p>
              </text:list-item>
            </text:list>
            <text:p text:style-name="P7"><text:span text:style-name="T25">myApples[1] = "Braeburn"</text:span></text:p>
            <text:list text:continue-numbering="true" text:style-name="L3">
              <text:list-item>
                <text:p text:style-name="P1">Convert a <text:span text:style-name="T2">string</text:span> to a list of characters:</text:p>
              </text:list-item>
            </text:list>
            <text:p text:style-name="P7"><text:span text:style-name="T25">list("Hello World!")</text:span><text:span text:style-name="T25"><text:tab/></text:span><text:span text:style-name="T25"><text:tab/></text:span><text:span text:style-name="T26"># ['H', 'e', 'l', 'l', 'o', ...]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ore list operation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Delete</text:span> an element of the list:</text:p>
              </text:list-item>
            </text:list>
            <text:p text:style-name="P7"><text:span text:style-name="T19">del myApples[1]</text:span><text:span text:style-name="T19"><text:tab/></text:span><text:span text:style-name="T19"><text:tab/></text:span><text:span text:style-name="T23"># [ "Fuji", "Golden Delicious" ]</text:span></text:p>
            <text:list text:continue-numbering="true" text:style-name="L3">
              <text:list-item>
                <text:p text:style-name="P1">List <text:span text:style-name="T2">slice</text:span> (<text:span text:style-name="T12">start</text:span>:<text:span text:style-name="T12">end</text:span>):</text:p>
              </text:list-item>
            </text:list>
            <text:p text:style-name="P7"><text:span text:style-name="T19">myApples[0:1]</text:span><text:span text:style-name="T19"><text:tab/></text:span><text:span text:style-name="T19"><text:tab/></text:span><text:span text:style-name="T23"># [ "Fuji", "Gala" ]</text:span></text:p>
            <text:list text:continue-numbering="true" text:style-name="L3">
              <text:list-item>
                <text:p text:style-name="P1">Assignment is <text:span text:style-name="T2">aliasing</text:span>:</text:p>
              </text:list-item>
            </text:list>
            <text:p text:style-name="P7"><text:span text:style-name="T19">yourApples = myApples</text:span><text:span text:style-name="T19"><text:tab/></text:span><text:span text:style-name="T19"><text:tab/></text:span><text:span text:style-name="T23"># points to same array</text:span></text:p>
            <text:list text:continue-numbering="true" text:style-name="L3">
              <text:list-item>
                <text:p text:style-name="P1">Use a whole-list slice to <text:span text:style-name="T2">copy</text:span> a list:</text:p>
              </text:list-item>
            </text:list>
            <text:p text:style-name="P7"><text:span text:style-name="T19">yourApples = myApples[:]</text:span></text:p>
            <text:p text:style-name="P8"><text:span text:style-name="T23"># [:] is shorthand for [0:-1] or [0:len(myApples)-1]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178cm" svg:x="1cm" svg:y="0.337cm" presentation:class="title" presentation:user-transformed="true">
          <draw:text-box>
            <text:p text:style-name="P1"><text:span text:style-name="T1">Summary of today (§5.1-5.5, Py 10.1-10.7)</text:span>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Python <text:span text:style-name="T2">lists</text:span> vs. M2/C <text:span text:style-name="T2">arrays</text:span></text:p>
              </text:list-item>
              <text:list-item>
                <text:p text:style-name="P1">Lists as function <text:span text:style-name="T2">parameters</text:span></text:p>
              </text:list-item>
              <text:list-item>
                <text:p text:style-name="P1"><text:span text:style-name="T2">Multidimensional</text:span> arrays/lists</text:p>
              </text:list-item>
              <text:list-item>
                <text:p text:style-name="P1"><text:span text:style-name="T2">Python</text:span>-specific list operations</text:p>
                <text:list>
                  <text:list-item>
                    <text:p text:style-name="P1"><text:span text:style-name="T2">Membership</text:span> (<text:span text:style-name="T3">in</text:span>)</text:p>
                  </text:list-item>
                  <text:list-item>
                    <text:p text:style-name="P1"><text:span text:style-name="T2">Concatenate</text:span> (<text:span text:style-name="T3">+</text:span>), <text:span text:style-name="T2">repeat</text:span> (<text:span text:style-name="T3">*</text:span>)</text:p>
                  </text:list-item>
                  <text:list-item>
                    <text:p text:style-name="P1"><text:span text:style-name="T2">Delete</text:span> (<text:span text:style-name="T3">del</text:span>), <text:span text:style-name="T2">slice</text:span> (<text:span text:style-name="T3">[s:e]</text:span>)</text:p>
                  </text:list-item>
                  <text:list-item>
                    <text:p text:style-name="P1"><text:span text:style-name="T2">Aliasing</text:span> vs. <text:span text:style-name="T2">copying</text:span> lis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Sieve of Eratosthene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Problem</text:span>: list all the <text:span text:style-name="T2">prime</text:span> numbers between 2 and some given big number.</text:p>
                <text:list>
                  <text:list-item>
                    <text:p text:style-name="P1">You had a <text:span text:style-name="T2">homework</text:span> that was similar: test if a given number is prime, and list its factors</text:p>
                  </text:list-item>
                  <text:list-item>
                    <text:p text:style-name="P1">How did you solve that?</text:p>
                    <text:list>
                      <text:list-item>
                        <text:p text:style-name="P1">Procedure <text:span text:style-name="T3">is_prime() </text:span><text:span text:style-name="T13">(pseudocode):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20">Iterate for factor in 2 .. sqrt(n):</text:span></text:p>
            <text:p text:style-name="P8"><text:span text:style-name="T20">If (n % factor == 0), then</text:span></text:p>
            <text:p text:style-name="P14"><text:span text:style-name="T20">We've found a factor!</text:span></text:p>
            <text:list text:continue-numbering="true" text:style-name="L3">
              <text:list-item>
                <text:p text:style-name="P1">But this is wasteful: really only need to test <text:span text:style-name="T3">prime</text:span> numbers for potential factor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sting all prime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We could tackle this problem by repeatedly calling <text:span text:style-name="T3">is_prime()</text:span> on <text:span text:style-name="T2">every</text:span> number in turn:</text:p>
              </text:list-item>
            </text:list>
            <text:p text:style-name="P7"><text:span text:style-name="T19">for num in range(2, max):</text:span></text:p>
            <text:p text:style-name="P8"><text:span text:style-name="T19">if is_prime(num) ...</text:span></text:p>
            <text:list text:continue-numbering="true" text:style-name="L3">
              <text:list-item>
                <text:p text:style-name="P1">But this could be really <text:span text:style-name="T2">slow</text:span> if <text:span text:style-name="T3">max</text:span> is big</text:p>
              </text:list-item>
              <text:list-item>
                <text:p text:style-name="P1">Is there a smarter way to eliminate <text:span text:style-name="T2">non-prime</text:span> (composite) numbers?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ieve of Eratosthene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The sieve works by a process of <text:span text:style-name="T2">elimination</text:span>: we eliminate all the <text:span text:style-name="T2">non-primes</text:span> by turn:</text:p>
              </text:list-item>
            </text:list>
          </draw:text-box>
        </draw:frame>
        <draw:frame draw:name="Numbers" draw:style-name="gr2" draw:layer="layout" svg:width="16.264cm" svg:height="10.309cm" svg:x="5.993cm" svg:y="7.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One" draw:style-name="gr8" draw:text-style-name="P13" draw:id="id8" draw:layer="layout" svg:width="0.971cm" svg:height="0.971cm" svg:x="5.915cm" svg:y="7.92cm">
          <text:p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g draw:name="Multiples of 2" draw:id="id9">
          <draw:custom-shape draw:style-name="gr8" draw:text-style-name="P13" draw:layer="layout" svg:width="0.971cm" svg:height="0.971cm" svg:x="7.617cm" svg:y="8.922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7.6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7.6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7.62cm" svg:y="12.02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7.6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7.6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7.623cm" svg:y="15.02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7.6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7.6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0.916cm" svg:y="7.921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0.917cm" svg:y="8.922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0.9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0.9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0.92cm" svg:y="12.02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0.9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0.9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0.923cm" svg:y="15.02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0.9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0.9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4.216cm" svg:y="7.921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4.217cm" svg:y="8.922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4.2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4.2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4.22cm" svg:y="12.02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4.2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4.2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4.223cm" svg:y="15.02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4.2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4.2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7.516cm" svg:y="7.921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7.517cm" svg:y="8.922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7.5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7.5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7.52cm" svg:y="12.02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7.5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7.5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7.523cm" svg:y="15.02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7.5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7.5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21.016cm" svg:y="7.921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21.017cm" svg:y="8.922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21.0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21.0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21.02cm" svg:y="12.02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21.0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21.0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21.023cm" svg:y="15.02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21.0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21.0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9" draw:text-style-name="P13" draw:layer="layout" svg:width="1.143cm" svg:height="1.072cm" svg:x="7.52cm" svg:y="7.82cm">
            <text:p/>
            <draw:enhanced-geometry svg:viewBox="0 0 21600 21600" draw:type="rectangle" draw:enhanced-path="M 0 0 L 21600 0 21600 21600 0 21600 0 0 Z N"/>
          </draw:custom-shape>
        </draw:g>
        <draw:g draw:name="Multiples of 3" draw:id="id10">
          <draw:custom-shape draw:style-name="gr8" draw:text-style-name="P13" draw:layer="layout" svg:width="0.971cm" svg:height="0.971cm" svg:x="9.3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9.3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9.3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2.617cm" svg:y="8.922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2.62cm" svg:y="12.02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2.623cm" svg:y="15.02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5.8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5.8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5.8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9.216cm" svg:y="7.921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9.2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9.2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9.2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5.9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5.9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5.9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9" draw:text-style-name="P13" draw:layer="layout" svg:width="1.143cm" svg:height="1.072cm" svg:x="9.121cm" svg:y="7.82cm">
            <text:p/>
            <draw:enhanced-geometry svg:viewBox="0 0 21600 21600" draw:type="rectangle" draw:enhanced-path="M 0 0 L 21600 0 21600 21600 0 21600 0 0 Z N"/>
          </draw:custom-shape>
        </draw:g>
        <draw:g draw:name="Multiples of 5" draw:id="id11">
          <draw:custom-shape draw:style-name="gr8" draw:text-style-name="P13" draw:layer="layout" svg:width="0.971cm" svg:height="0.971cm" svg:x="12.6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2.6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2.6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2.6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2.6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2.6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9" draw:text-style-name="P13" draw:layer="layout" svg:width="1.143cm" svg:height="1.072cm" svg:x="12.421cm" svg:y="7.82cm">
            <text:p/>
            <draw:enhanced-geometry svg:viewBox="0 0 21600 21600" draw:type="rectangle" draw:enhanced-path="M 0 0 L 21600 0 21600 21600 0 21600 0 0 Z N"/>
          </draw:custom-shape>
        </draw:g>
        <draw:g draw:name="Multiples of 7" draw:id="id12">
          <draw:custom-shape draw:style-name="gr8" draw:text-style-name="P13" draw:layer="layout" svg:width="0.971cm" svg:height="0.971cm" svg:x="15.823cm" svg:y="15.02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19.22cm" svg:y="12.02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3" draw:layer="layout" svg:width="0.971cm" svg:height="0.971cm" svg:x="5.9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9" draw:text-style-name="P13" draw:layer="layout" svg:width="1.143cm" svg:height="1.072cm" svg:x="15.721cm" svg:y="7.82cm">
            <text:p/>
            <draw:enhanced-geometry svg:viewBox="0 0 21600 21600" draw:type="rectangle" draw:enhanced-path="M 0 0 L 21600 0 21600 21600 0 21600 0 0 Z N"/>
          </draw:custom-shape>
        </draw:g>
        <draw:g draw:name="Remaining Primes" draw:id="id13">
          <draw:custom-shape draw:style-name="gr9" draw:text-style-name="P13" draw:layer="layout" svg:width="1.143cm" svg:height="1.072cm" svg:x="5.921cm" svg:y="8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1.143cm" svg:height="1.072cm" svg:x="9.122cm" svg:y="8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1.143cm" svg:height="1.072cm" svg:x="9.123cm" svg:y="9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1.143cm" svg:height="1.072cm" svg:x="15.723cm" svg:y="8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1.143cm" svg:height="1.072cm" svg:x="19.024cm" svg:y="8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1.143cm" svg:height="1.072cm" svg:x="19.025cm" svg:y="9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1.143cm" svg:height="1.072cm" svg:x="19.026cm" svg:y="12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1.143cm" svg:height="1.072cm" svg:x="19.027cm" svg:y="15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1.143cm" svg:height="1.072cm" svg:x="19.028cm" svg:y="16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1.143cm" svg:height="1.072cm" svg:x="9.128cm" svg:y="15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1.143cm" svg:height="1.072cm" svg:x="9.129cm" svg:y="16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1.143cm" svg:height="1.072cm" svg:x="9.129cm" svg:y="13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1.143cm" svg:height="1.072cm" svg:x="9.129cm" svg:y="11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1.143cm" svg:height="1.072cm" svg:x="5.93cm" svg:y="10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1.143cm" svg:height="1.072cm" svg:x="5.931cm" svg:y="11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1.143cm" svg:height="1.072cm" svg:x="5.932cm" svg:y="14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1.143cm" svg:height="1.072cm" svg:x="5.933cm" svg:y="15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1.143cm" svg:height="1.072cm" svg:x="15.733cm" svg:y="14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1.143cm" svg:height="1.072cm" svg:x="15.734cm" svg:y="1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1.143cm" svg:height="1.072cm" svg:x="15.734cm" svg:y="11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1.143cm" svg:height="1.072cm" svg:x="15.734cm" svg:y="10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ime sieve: pseudocode</text:p>
          </draw:text-box>
        </draw:frame>
        <draw:frame presentation:style-name="pr10" draw:text-style-name="P15" draw:layer="layout" svg:width="25.199cm" svg:height="14.267cm" svg:x="1.4cm" svg:y="4.507cm" presentation:class="outline" presentation:user-transformed="true">
          <draw:text-box>
            <text:list text:style-name="L5">
              <text:list-item>
                <text:p text:style-name="P1">Create an <text:span text:style-name="T2">array</text:span> of booleans and set them all to <text:span text:style-name="T3">true</text:span> at first. (<text:span text:style-name="T3">true</text:span> = <text:span text:style-name="T2">prime</text:span>)</text:p>
              </text:list-item>
              <text:list-item>
                <text:p text:style-name="P1">Set array element <text:span text:style-name="T3">1</text:span> to <text:span text:style-name="T3">false</text:span>. Now <text:span text:style-name="T3">2</text:span> is <text:span text:style-name="T2">prime</text:span>.</text:p>
              </text:list-item>
              <text:list-item>
                <text:p text:style-name="P1">Set the values whose index in the array is a <text:span text:style-name="T2">multiple</text:span> of the last prime found to <text:span text:style-name="T3">false</text:span>.</text:p>
              </text:list-item>
              <text:list-item>
                <text:p text:style-name="P1">The next index where the array holds the value <text:span text:style-name="T3">true</text:span> is the <text:span text:style-name="T2">next prime</text:span>.</text:p>
              </text:list-item>
              <text:list-item>
                <text:p text:style-name="P1">Repeat steps 3 and 4 until the last prime found is greater than the <text:span text:style-name="T2">square root</text:span> of the largest number in the array.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ime sieve: Python code</text:p>
          </draw:text-box>
        </draw:frame>
        <draw:frame presentation:style-name="pr11" draw:text-style-name="P17" draw:layer="layout" svg:width="25.199cm" svg:height="14.625cm" svg:x="1.4cm" svg:y="4.507cm" presentation:class="outline" presentation:user-transformed="true">
          <draw:text-box>
            <text:p text:style-name="P16"><text:span text:style-name="T19">"""Find all primes up to a given number, using Eratosthenes' prime sieve."""</text:span></text:p>
            <text:p text:style-name="P16"><text:span text:style-name="T16">import</text:span><text:span text:style-name="T17"> math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23"># sqrt</text:span></text:p>
            <text:p text:style-name="P16"><text:span text:style-name="T17">size = </text:span><text:span text:style-name="T20">input</text:span><text:span text:style-name="T17">("Find all primes up to: ")</text:span></text:p>
            <text:p text:style-name="P16"><text:span text:style-name="T23"/></text:p>
            <text:p text:style-name="P16"><text:span text:style-name="T23"># Initialize: all numbers except 0, 1 are prime</text:span></text:p>
            <text:p text:style-name="P16"><text:span text:style-name="T17">primeFlags = </text:span><text:span text:style-name="T20">range</text:span><text:span text:style-name="T17">(size+1)</text:span><text:span text:style-name="T17"><text:tab/></text:span><text:span text:style-name="T17"><text:tab/></text:span><text:span text:style-name="T17"><text:tab/></text:span><text:span text:style-name="T23"># so pF[size] exists</text:span></text:p>
            <text:p text:style-name="P16"><text:span text:style-name="T16">for</text:span><text:span text:style-name="T17"> num </text:span><text:span text:style-name="T16">in</text:span><text:span text:style-name="T17"> </text:span><text:span text:style-name="T20">range</text:span><text:span text:style-name="T17">(size+1):</text:span></text:p>
            <text:p text:style-name="P7"><text:span text:style-name="T17">primeFlags[num] = </text:span><text:span text:style-name="T20">True</text:span></text:p>
            <text:p text:style-name="P7"><text:span text:style-name="T17"/></text:p>
            <text:p text:style-name="P16"><text:span text:style-name="T17">primeFlags[0] = </text:span><text:span text:style-name="T20">False</text:span></text:p>
            <text:p text:style-name="P16"><text:span text:style-name="T17">primeFlags[1] = </text:span><text:span text:style-name="T20">False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ime sieve: Python code (p.2)</text:p>
          </draw:text-box>
        </draw:frame>
        <draw:frame presentation:style-name="pr12" draw:text-style-name="P17" draw:layer="layout" svg:width="25.199cm" svg:height="14.325cm" svg:x="1.4cm" svg:y="4.507cm" presentation:class="outline" presentation:user-transformed="true">
          <draw:text-box>
            <text:p text:style-name="P16"><text:span text:style-name="T23"># Computation: eliminate all non-primes</text:span></text:p>
            <text:p text:style-name="P16"><text:span text:style-name="T16">for</text:span><text:span text:style-name="T17"> num </text:span><text:span text:style-name="T16">in</text:span><text:span text:style-name="T17"> </text:span><text:span text:style-name="T20">range</text:span><text:span text:style-name="T17">(2, </text:span><text:span text:style-name="T20">int</text:span><text:span text:style-name="T17">(math.sqrt(size))+1):</text:span></text:p>
            <text:p text:style-name="P7"><text:span text:style-name="T16">if</text:span><text:span text:style-name="T17"> primeFlags[num]:</text:span><text:span text:style-name="T17"><text:tab/></text:span><text:span text:style-name="T17"><text:tab/></text:span><text:span text:style-name="T17"><text:tab/></text:span><text:span text:style-name="T23"># got a prime</text:span></text:p>
            <text:p text:style-name="P8"><text:span text:style-name="T23"># Eliminate its multiples</text:span></text:p>
            <text:p text:style-name="P8"><text:span text:style-name="T16">for</text:span><text:span text:style-name="T17"> multiple </text:span><text:span text:style-name="T16">in</text:span><text:span text:style-name="T17"> </text:span><text:span text:style-name="T20">range</text:span><text:span text:style-name="T17">(num**2, size+1, num):</text:span></text:p>
            <text:p text:style-name="P10"><text:span text:style-name="T17">primeFlags[multiple] = </text:span><text:span text:style-name="T20">False</text:span></text:p>
            <text:p text:style-name="P16"><text:span text:style-name="T17"/></text:p>
            <text:p text:style-name="P16"><text:span text:style-name="T23"># Output</text:span></text:p>
            <text:p text:style-name="P16"><text:span text:style-name="T16">print</text:span><text:span text:style-name="T17"> </text:span><text:span text:style-name="T19">"Your primes, sir/madam:"</text:span><text:span text:style-name="T17">,</text:span></text:p>
            <text:p text:style-name="P16"><text:span text:style-name="T16">for</text:span><text:span text:style-name="T17"> num </text:span><text:span text:style-name="T16">in</text:span><text:span text:style-name="T17"> </text:span><text:span text:style-name="T20">range</text:span><text:span text:style-name="T17">(2, size+1):</text:span></text:p>
            <text:p text:style-name="P7"><text:span text:style-name="T16">if</text:span><text:span text:style-name="T17"> primeFlags[num]:</text:span></text:p>
            <text:p text:style-name="P8"><text:span text:style-name="T16">print</text:span><text:span text:style-name="T17"> num,</text:span></text:p>
          </draw:text-box>
        </draw:frame>
        <draw:frame draw:style-name="gr3" draw:text-style-name="P18" draw:layer="layout" svg:width="14.84cm" svg:height="0.988cm" svg:x="12.336cm" svg:y="18.777cm">
          <draw:text-box>
            <text:p text:style-name="P18"><text:span text:style-name="T27"><text:a xlink:href="http://twu.seanho.com/python/primesieve.py">http://twu.seanho.com/python/primesieve.py</text:a>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an Ho</meta:initial-creator>
    <meta:creation-date>2006-09-28T16:02:54</meta:creation-date>
    <dc:creator>Sean Ho</dc:creator>
    <dc:date>2008-10-08T13:27:14</dc:date>
    <meta:editing-cycles>25</meta:editing-cycles>
    <meta:editing-duration>PT11H26M54S</meta:editing-duration>
    <meta:document-statistic meta:object-count="36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style math:fontweight="bold">
          <math:mrow>
            <math:mstyle math:color="white">
              <math:mrow>
                <math:mfenced math:open="" math:close="">
                  <math:mtable>
                    <math:mtr>
                      <math:mtd>
                        <math:mn>0.0</math:mn>
                      </math:mtd>
                      <math:mtd>
                        <math:mn>0.1</math:mn>
                      </math:mtd>
                      <math:mtd>
                        <math:mn>0.2</math:mn>
                      </math:mtd>
                      <math:mtd>
                        <math:mn>0.3</math:mn>
                      </math:mtd>
                    </math:mtr>
                    <math:mtr>
                      <math:mtd>
                        <math:mn>1.0</math:mn>
                      </math:mtd>
                      <math:mtd>
                        <math:mn>1.1</math:mn>
                      </math:mtd>
                      <math:mtd>
                        <math:mn>1.2</math:mn>
                      </math:mtd>
                      <math:mtd>
                        <math:mn>1.3</math:mn>
                      </math:mtd>
                    </math:mtr>
                    <math:mtr>
                      <math:mtd>
                        <math:mn>2.0</math:mn>
                      </math:mtd>
                      <math:mtd>
                        <math:mn>2.1</math:mn>
                      </math:mtd>
                      <math:mtd>
                        <math:mn>2.2</math:mn>
                      </math:mtd>
                      <math:mtd>
                        <math:mn>2.3</math:mn>
                      </math:mtd>
                    </math:mtr>
                  </math:mtable>
                </math:mfenced>
              </math:mrow>
            </math:mstyle>
          </math:mrow>
        </math:mstyle>
      </math:mrow>
    </math:mstyle>
    <math:annotation math:encoding="StarMath 5.0">size 24 bold color white
left ( matrix{0.0 # 0.1 # 0.2 # 0.3 ## 1.0 # 1.1 # 1.2 # 1.3 ## 2.0 # 2.1 # 2.2 # 2.3}  right )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style math:fontweight="bold">
          <math:mrow>
            <math:mstyle math:color="yellow">
              <math:mrow>
                <math:mtable>
                  <math:mtr>
                    <math:mtd>
                      <math:mn>1</math:mn>
                    </math:mtd>
                    <math:mtd>
                      <math:mn>2</math:mn>
                    </math:mtd>
                    <math:mtd>
                      <math:mn>3</math:mn>
                    </math:mtd>
                    <math:mtd>
                      <math:mn>4</math:mn>
                    </math:mtd>
                    <math:mtd>
                      <math:mn>5</math:mn>
                    </math:mtd>
                    <math:mtd>
                      <math:mn>6</math:mn>
                    </math:mtd>
                    <math:mtd>
                      <math:mn>7</math:mn>
                    </math:mtd>
                    <math:mtd>
                      <math:mn>8</math:mn>
                    </math:mtd>
                    <math:mtd>
                      <math:mn>9</math:mn>
                    </math:mtd>
                    <math:mtd>
                      <math:mn>10</math:mn>
                    </math:mtd>
                  </math:mtr>
                  <math:mtr>
                    <math:mtd>
                      <math:mn>11</math:mn>
                    </math:mtd>
                    <math:mtd>
                      <math:mn>12</math:mn>
                    </math:mtd>
                    <math:mtd>
                      <math:mn>13</math:mn>
                    </math:mtd>
                    <math:mtd>
                      <math:mn>14</math:mn>
                    </math:mtd>
                    <math:mtd>
                      <math:mn>15</math:mn>
                    </math:mtd>
                    <math:mtd>
                      <math:mn>16</math:mn>
                    </math:mtd>
                    <math:mtd>
                      <math:mn>17</math:mn>
                    </math:mtd>
                    <math:mtd>
                      <math:mn>18</math:mn>
                    </math:mtd>
                    <math:mtd>
                      <math:mn>19</math:mn>
                    </math:mtd>
                    <math:mtd>
                      <math:mn>20</math:mn>
                    </math:mtd>
                  </math:mtr>
                  <math:mtr>
                    <math:mtd>
                      <math:mn>21</math:mn>
                    </math:mtd>
                    <math:mtd>
                      <math:mn>22</math:mn>
                    </math:mtd>
                    <math:mtd>
                      <math:mn>23</math:mn>
                    </math:mtd>
                    <math:mtd>
                      <math:mn>24</math:mn>
                    </math:mtd>
                    <math:mtd>
                      <math:mn>25</math:mn>
                    </math:mtd>
                    <math:mtd>
                      <math:mn>26</math:mn>
                    </math:mtd>
                    <math:mtd>
                      <math:mn>27</math:mn>
                    </math:mtd>
                    <math:mtd>
                      <math:mn>28</math:mn>
                    </math:mtd>
                    <math:mtd>
                      <math:mn>29</math:mn>
                    </math:mtd>
                    <math:mtd>
                      <math:mn>30</math:mn>
                    </math:mtd>
                  </math:mtr>
                  <math:mtr>
                    <math:mtd>
                      <math:mn>31</math:mn>
                    </math:mtd>
                    <math:mtd>
                      <math:mn>32</math:mn>
                    </math:mtd>
                    <math:mtd>
                      <math:mn>33</math:mn>
                    </math:mtd>
                    <math:mtd>
                      <math:mn>34</math:mn>
                    </math:mtd>
                    <math:mtd>
                      <math:mn>35</math:mn>
                    </math:mtd>
                    <math:mtd>
                      <math:mn>36</math:mn>
                    </math:mtd>
                    <math:mtd>
                      <math:mn>37</math:mn>
                    </math:mtd>
                    <math:mtd>
                      <math:mn>38</math:mn>
                    </math:mtd>
                    <math:mtd>
                      <math:mn>39</math:mn>
                    </math:mtd>
                    <math:mtd>
                      <math:mn>40</math:mn>
                    </math:mtd>
                  </math:mtr>
                  <math:mtr>
                    <math:mtd>
                      <math:mn>41</math:mn>
                    </math:mtd>
                    <math:mtd>
                      <math:mn>42</math:mn>
                    </math:mtd>
                    <math:mtd>
                      <math:mn>43</math:mn>
                    </math:mtd>
                    <math:mtd>
                      <math:mn>44</math:mn>
                    </math:mtd>
                    <math:mtd>
                      <math:mn>45</math:mn>
                    </math:mtd>
                    <math:mtd>
                      <math:mn>46</math:mn>
                    </math:mtd>
                    <math:mtd>
                      <math:mn>47</math:mn>
                    </math:mtd>
                    <math:mtd>
                      <math:mn>48</math:mn>
                    </math:mtd>
                    <math:mtd>
                      <math:mn>49</math:mn>
                    </math:mtd>
                    <math:mtd>
                      <math:mn>50</math:mn>
                    </math:mtd>
                  </math:mtr>
                  <math:mtr>
                    <math:mtd>
                      <math:mn>51</math:mn>
                    </math:mtd>
                    <math:mtd>
                      <math:mn>52</math:mn>
                    </math:mtd>
                    <math:mtd>
                      <math:mn>53</math:mn>
                    </math:mtd>
                    <math:mtd>
                      <math:mn>54</math:mn>
                    </math:mtd>
                    <math:mtd>
                      <math:mn>55</math:mn>
                    </math:mtd>
                    <math:mtd>
                      <math:mn>56</math:mn>
                    </math:mtd>
                    <math:mtd>
                      <math:mn>57</math:mn>
                    </math:mtd>
                    <math:mtd>
                      <math:mn>58</math:mn>
                    </math:mtd>
                    <math:mtd>
                      <math:mn>59</math:mn>
                    </math:mtd>
                    <math:mtd>
                      <math:mn>60</math:mn>
                    </math:mtd>
                  </math:mtr>
                  <math:mtr>
                    <math:mtd>
                      <math:mn>61</math:mn>
                    </math:mtd>
                    <math:mtd>
                      <math:mn>62</math:mn>
                    </math:mtd>
                    <math:mtd>
                      <math:mn>63</math:mn>
                    </math:mtd>
                    <math:mtd>
                      <math:mn>64</math:mn>
                    </math:mtd>
                    <math:mtd>
                      <math:mn>65</math:mn>
                    </math:mtd>
                    <math:mtd>
                      <math:mn>66</math:mn>
                    </math:mtd>
                    <math:mtd>
                      <math:mn>67</math:mn>
                    </math:mtd>
                    <math:mtd>
                      <math:mn>68</math:mn>
                    </math:mtd>
                    <math:mtd>
                      <math:mn>69</math:mn>
                    </math:mtd>
                    <math:mtd>
                      <math:mn>70</math:mn>
                    </math:mtd>
                  </math:mtr>
                  <math:mtr>
                    <math:mtd>
                      <math:mn>71</math:mn>
                    </math:mtd>
                    <math:mtd>
                      <math:mn>72</math:mn>
                    </math:mtd>
                    <math:mtd>
                      <math:mn>73</math:mn>
                    </math:mtd>
                    <math:mtd>
                      <math:mn>74</math:mn>
                    </math:mtd>
                    <math:mtd>
                      <math:mn>75</math:mn>
                    </math:mtd>
                    <math:mtd>
                      <math:mn>76</math:mn>
                    </math:mtd>
                    <math:mtd>
                      <math:mn>77</math:mn>
                    </math:mtd>
                    <math:mtd>
                      <math:mn>78</math:mn>
                    </math:mtd>
                    <math:mtd>
                      <math:mn>79</math:mn>
                    </math:mtd>
                    <math:mtd>
                      <math:mn>80</math:mn>
                    </math:mtd>
                  </math:mtr>
                  <math:mtr>
                    <math:mtd>
                      <math:mn>81</math:mn>
                    </math:mtd>
                    <math:mtd>
                      <math:mn>82</math:mn>
                    </math:mtd>
                    <math:mtd>
                      <math:mn>83</math:mn>
                    </math:mtd>
                    <math:mtd>
                      <math:mn>84</math:mn>
                    </math:mtd>
                    <math:mtd>
                      <math:mn>85</math:mn>
                    </math:mtd>
                    <math:mtd>
                      <math:mn>86</math:mn>
                    </math:mtd>
                    <math:mtd>
                      <math:mn>87</math:mn>
                    </math:mtd>
                    <math:mtd>
                      <math:mn>88</math:mn>
                    </math:mtd>
                    <math:mtd>
                      <math:mn>89</math:mn>
                    </math:mtd>
                    <math:mtd>
                      <math:mn>90</math:mn>
                    </math:mtd>
                  </math:mtr>
                  <math:mtr>
                    <math:mtd>
                      <math:mn>91</math:mn>
                    </math:mtd>
                    <math:mtd>
                      <math:mn>92</math:mn>
                    </math:mtd>
                    <math:mtd>
                      <math:mn>93</math:mn>
                    </math:mtd>
                    <math:mtd>
                      <math:mn>94</math:mn>
                    </math:mtd>
                    <math:mtd>
                      <math:mn>95</math:mn>
                    </math:mtd>
                    <math:mtd>
                      <math:mn>96</math:mn>
                    </math:mtd>
                    <math:mtd>
                      <math:mn>97</math:mn>
                    </math:mtd>
                    <math:mtd>
                      <math:mn>98</math:mn>
                    </math:mtd>
                    <math:mtd>
                      <math:mn>99</math:mn>
                    </math:mtd>
                    <math:mtd>
                      <math:mn>100</math:mn>
                    </math:mtd>
                  </math:mtr>
                </math:mtable>
              </math:mrow>
            </math:mstyle>
          </math:mrow>
        </math:mstyle>
      </math:mrow>
    </math:mstyle>
    <math:annotation math:encoding="StarMath 5.0">size 24 bold color yellow
matrix{
1 # 2 # 3 # 4 # 5 # 6 # 7 # 8 # 9 # 10
## 11 # 12 # 13 # 14 # 15 # 16 # 17 # 18 # 19 # 20
## 21 # 22 # 23 # 24 # 25 # 26 # 27 # 28 # 29 # 30
## 31 # 32 # 33 # 34 # 35 # 36 # 37 # 38 # 39 # 40
## 41 # 42 # 43 # 44 # 45 # 46 # 47 # 48 # 49 # 50
## 51 # 52 # 53 # 54 # 55 # 56 # 57 # 58 # 59 # 60
## 61 # 62 # 63 # 64 # 65 # 66 # 67 # 68 # 69 # 70
## 71 # 72 # 73 # 74 # 75 # 76 # 77 # 78 # 79 # 80
## 81 # 82 # 83 # 84 # 85 # 86 # 87 # 88 # 89 # 90
## 91 # 92 # 93 # 94 # 95 # 96 # 97 # 98 # 99 # 100
}  </math:annotation>
  </math:semantics>
</math:math>
</file>